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еще для животного, машины, и фильма</text:p>
      <text:p text:style-name="Standard">ChatGPT</text:p>
      <text:p text:style-name="P1">ChatGPT</text:p>
      <text:p text:style-name="Text_20_body">Конечно, давайте рассмотрим примеры классов для животного, машины и фильма на PHP:</text:p>
      <text:list xml:id="list7376050302121632463" text:style-name="L1">
        <text:list-item>
          <text:p text:style-name="P2"><text:span text:style-name="Strong_20_Emphasis">Класс "Животное"</text:span>:</text:p>
          <text:list>
            <text:list-item>
              <text:p text:style-name="P3"><text:span text:style-name="Strong_20_Emphasis">Свойства</text:span>: Имя, возраст, тип пищи.</text:p>
            </text:list-item>
            <text:list-item>
              <text:p text:style-name="P2"><text:span text:style-name="Strong_20_Emphasis">Методы</text:span>: Перемещение, кормление, издание звуков. Пример кода:</text:p>
            </text:list-item>
          </text:list>
          <text:p text:style-name="P4">php</text:p>
          <text:p text:style-name="P4">Copy code</text:p>
          <text:p text:style-name="P4"><text:span text:style-name="Source_20_Text">class Animal {</text:span></text:p>
          <text:p text:style-name="P4"><text:span text:style-name="Source_20_Text"><text:s text:c="4"/>private $name;</text:span></text:p>
          <text:p text:style-name="P4"><text:span text:style-name="Source_20_Text"><text:s text:c="4"/>private $age;</text:span></text:p>
          <text:p text:style-name="P4"><text:span text:style-name="Source_20_Text"><text:s text:c="4"/>private $foodType;</text:span></text:p>
          <text:p text:style-name="P4"/>
          <text:p text:style-name="P4"><text:span text:style-name="Source_20_Text"><text:s text:c="4"/>public function __construct($name, $age, $foodType) {</text:span></text:p>
          <text:p text:style-name="P4"><text:span text:style-name="Source_20_Text"><text:s text:c="8"/>$this-&gt;name = $name;</text:span></text:p>
          <text:p text:style-name="P4"><text:span text:style-name="Source_20_Text"><text:s text:c="8"/>$this-&gt;age = $age;</text:span></text:p>
          <text:p text:style-name="P4"><text:span text:style-name="Source_20_Text"><text:s text:c="8"/>$this-&gt;foodType = $foodType;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move() {</text:span></text:p>
          <text:p text:style-name="P4"><text:span text:style-name="Source_20_Text"><text:s text:c="8"/>// Логика перемещения животного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feed() {</text:span></text:p>
          <text:p text:style-name="P4"><text:span text:style-name="Source_20_Text"><text:s text:c="8"/>// Логика кормления животного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makeSound() {</text:span></text:p>
          <text:p text:style-name="P4"><text:span text:style-name="Source_20_Text"><text:s text:c="8"/>// Логика издания звуков животным</text:span></text:p>
          <text:p text:style-name="P4"><text:span text:style-name="Source_20_Text"><text:s text:c="4"/>}</text:span></text:p>
          <text:p text:style-name="P5"><text:span text:style-name="Source_20_Text">}</text:span></text:p>
        </text:list-item>
        <text:list-item>
          <text:p text:style-name="P2"><text:span text:style-name="Strong_20_Emphasis">Класс "Автомобиль"</text:span>:</text:p>
          <text:list>
            <text:list-item>
              <text:p text:style-name="P3"><text:span text:style-name="Strong_20_Emphasis">Свойства</text:span>: Марка, модель, год выпуска, цвет.</text:p>
            </text:list-item>
            <text:list-item>
              <text:p text:style-name="P2"><text:span text:style-name="Strong_20_Emphasis">Методы</text:span>: Завести двигатель, остановиться, ехать. Пример кода:</text:p>
            </text:list-item>
          </text:list>
          <text:p text:style-name="P4">php</text:p>
          <text:p text:style-name="P4">Copy code</text:p>
          <text:p text:style-name="P4"><text:span text:style-name="Source_20_Text">class Car {</text:span></text:p>
          <text:p text:style-name="P4"><text:span text:style-name="Source_20_Text"><text:s text:c="4"/>private $brand;</text:span></text:p>
          <text:p text:style-name="P4"><text:span text:style-name="Source_20_Text"><text:s text:c="4"/>private $model;</text:span></text:p>
          <text:p text:style-name="P4"><text:span text:style-name="Source_20_Text"><text:s text:c="4"/>private $year;</text:span></text:p>
          <text:p text:style-name="P4"><text:span text:style-name="Source_20_Text"><text:s text:c="4"/>private $color;</text:span></text:p>
          <text:p text:style-name="P4"/>
          <text:p text:style-name="P4"><text:span text:style-name="Source_20_Text"><text:s text:c="4"/>public function __construct($brand, $model, $year, $color) {</text:span></text:p>
          <text:p text:style-name="P4"><text:span text:style-name="Source_20_Text"><text:s text:c="8"/>$this-&gt;brand = $brand;</text:span></text:p>
          <text:p text:style-name="P4"><text:span text:style-name="Source_20_Text"><text:s text:c="8"/>$this-&gt;model = $model;</text:span></text:p>
          <text:p text:style-name="P4"><text:span text:style-name="Source_20_Text"><text:s text:c="8"/>$this-&gt;year = $year;</text:span></text:p>
          <text:p text:style-name="P4"><text:span text:style-name="Source_20_Text"><text:s text:c="8"/>$this-&gt;color = $color;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startEngine() {</text:span></text:p>
          <text:p text:style-name="P4"><text:span text:style-name="Source_20_Text"><text:s text:c="8"/>// Логика запуска двигателя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stop() {</text:span></text:p>
          <text:p text:style-name="P4"><text:span text:style-name="Source_20_Text"><text:s text:c="8"/>// Логика остановки автомобиля</text:span></text:p>
          <text:p text:style-name="P4"><text:soft-page-break/><text:span text:style-name="Source_20_Text"><text:s text:c="4"/>}</text:span></text:p>
          <text:p text:style-name="P4"/>
          <text:p text:style-name="P4"><text:span text:style-name="Source_20_Text"><text:s text:c="4"/>public function drive() {</text:span></text:p>
          <text:p text:style-name="P4"><text:span text:style-name="Source_20_Text"><text:s text:c="8"/>// Логика движения автомобиля</text:span></text:p>
          <text:p text:style-name="P4"><text:span text:style-name="Source_20_Text"><text:s text:c="4"/>}</text:span></text:p>
          <text:p text:style-name="P5"><text:span text:style-name="Source_20_Text">}</text:span></text:p>
        </text:list-item>
        <text:list-item>
          <text:p text:style-name="P2"><text:span text:style-name="Strong_20_Emphasis">Класс "Фильм"</text:span>:</text:p>
          <text:list>
            <text:list-item>
              <text:p text:style-name="P3"><text:span text:style-name="Strong_20_Emphasis">Свойства</text:span>: Название, режиссер, год выпуска, жанр.</text:p>
            </text:list-item>
            <text:list-item>
              <text:p text:style-name="P2"><text:span text:style-name="Strong_20_Emphasis">Методы</text:span>: Воспроизвести, приостановить, оценить. Пример кода:</text:p>
            </text:list-item>
          </text:list>
          <text:p text:style-name="P4">php</text:p>
          <text:p text:style-name="P4">Copy code</text:p>
          <text:p text:style-name="P4"><text:span text:style-name="Source_20_Text">class Movie {</text:span></text:p>
          <text:p text:style-name="P4"><text:span text:style-name="Source_20_Text"><text:s text:c="4"/>private $title;</text:span></text:p>
          <text:p text:style-name="P4"><text:span text:style-name="Source_20_Text"><text:s text:c="4"/>private $director;</text:span></text:p>
          <text:p text:style-name="P4"><text:span text:style-name="Source_20_Text"><text:s text:c="4"/>private $releaseYear;</text:span></text:p>
          <text:p text:style-name="P4"><text:span text:style-name="Source_20_Text"><text:s text:c="4"/>private $genre;</text:span></text:p>
          <text:p text:style-name="P4"/>
          <text:p text:style-name="P4"><text:span text:style-name="Source_20_Text"><text:s text:c="4"/>public function __construct($title, $director, $releaseYear, $genre) {</text:span></text:p>
          <text:p text:style-name="P4"><text:span text:style-name="Source_20_Text"><text:s text:c="8"/>$this-&gt;title = $title;</text:span></text:p>
          <text:p text:style-name="P4"><text:span text:style-name="Source_20_Text"><text:s text:c="8"/>$this-&gt;director = $director;</text:span></text:p>
          <text:p text:style-name="P4"><text:span text:style-name="Source_20_Text"><text:s text:c="8"/>$this-&gt;releaseYear = $releaseYear;</text:span></text:p>
          <text:p text:style-name="P4"><text:span text:style-name="Source_20_Text"><text:s text:c="8"/>$this-&gt;genre = $genre;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play() {</text:span></text:p>
          <text:p text:style-name="P4"><text:span text:style-name="Source_20_Text"><text:s text:c="8"/>// Логика воспроизведения фильма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pause() {</text:span></text:p>
          <text:p text:style-name="P4"><text:span text:style-name="Source_20_Text"><text:s text:c="8"/>// Логика приостановки фильма</text:span></text:p>
          <text:p text:style-name="P4"><text:span text:style-name="Source_20_Text"><text:s text:c="4"/>}</text:span></text:p>
          <text:p text:style-name="P4"/>
          <text:p text:style-name="P4"><text:span text:style-name="Source_20_Text"><text:s text:c="4"/>public function rate($rating) {</text:span></text:p>
          <text:p text:style-name="P4"><text:span text:style-name="Source_20_Text"><text:s text:c="8"/>// Логика оценки фильма</text:span></text:p>
          <text:p text:style-name="P4"><text:span text:style-name="Source_20_Text"><text:s text:c="4"/>}</text:span></text:p>
          <text:p text:style-name="P5"><text:span text:style-name="Source_20_Text">}</text:span></text:p>
        </text:list-item>
      </text:list>
      <text:p text:style-name="Text_20_body">Эти примеры показывают, как можно использовать классы и объекты для моделирования различных сущностей в объектно-ориентированном стиле программирования на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10:28.60</dc:date>
    <meta:document-statistic meta:table-count="0" meta:image-count="0" meta:object-count="0" meta:page-count="2" meta:paragraph-count="81" meta:word-count="272" meta:character-count="2158"/>
    <dc:creator>Dima Wide</dc:creator>
    <meta:user-defined meta:name="Info 1"/>
    <meta:user-defined meta:name="Info 2"/>
    <meta:user-defined meta:name="Info 3"/>
    <meta:user-defined meta:name="Info 4"/>
  </office:meta>
</office:document-meta>
</file>